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788dc" officeooo:paragraph-rsid="000788dc"/>
    </style:style>
    <style:style style:name="P2" style:family="paragraph" style:parent-style-name="Text_20_body">
      <style:text-properties officeooo:paragraph-rsid="000800b2"/>
    </style:style>
    <style:style style:name="P3" style:family="paragraph" style:parent-style-name="Text_20_body">
      <style:text-properties officeooo:rsid="000934c5" officeooo:paragraph-rsid="000934c5"/>
    </style:style>
    <style:style style:name="P4" style:family="paragraph" style:parent-style-name="Text_20_body">
      <style:text-properties officeooo:rsid="0009d322" officeooo:paragraph-rsid="0009d322"/>
    </style:style>
    <style:style style:name="P5" style:family="paragraph" style:parent-style-name="Text_20_body">
      <style:text-properties officeooo:rsid="000a37d1" officeooo:paragraph-rsid="000a37d1"/>
    </style:style>
    <style:style style:name="P6" style:family="paragraph" style:parent-style-name="Text_20_body" style:list-style-name="List_20_1">
      <style:text-properties officeooo:paragraph-rsid="000a37d1"/>
    </style:style>
    <style:style style:name="P7" style:family="paragraph" style:parent-style-name="Text_20_body" style:list-style-name="List_20_1">
      <style:text-properties officeooo:rsid="000bb0c6" officeooo:paragraph-rsid="000bb0c6"/>
    </style:style>
    <style:style style:name="P8" style:family="paragraph" style:parent-style-name="Text_20_body">
      <style:text-properties officeooo:rsid="000d1151" officeooo:paragraph-rsid="000d1151"/>
    </style:style>
    <style:style style:name="P9" style:family="paragraph" style:parent-style-name="Text_20_body">
      <style:text-properties officeooo:rsid="000ef84a" officeooo:paragraph-rsid="000ef84a"/>
    </style:style>
    <style:style style:name="P10" style:family="paragraph" style:parent-style-name="Text_20_body">
      <style:text-properties officeooo:rsid="0010de0d" officeooo:paragraph-rsid="0010de0d"/>
    </style:style>
    <style:style style:name="P11" style:family="paragraph" style:parent-style-name="Text_20_body">
      <style:text-properties officeooo:rsid="0012d373" officeooo:paragraph-rsid="0012d373"/>
    </style:style>
    <style:style style:name="P12" style:family="paragraph" style:parent-style-name="Text_20_body">
      <style:text-properties officeooo:rsid="0012d373" officeooo:paragraph-rsid="0012d93c"/>
    </style:style>
    <style:style style:name="P13" style:family="paragraph" style:parent-style-name="Text_20_body">
      <style:text-properties officeooo:rsid="0012d93c" officeooo:paragraph-rsid="0012d93c"/>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Heading_20_3">
      <style:text-properties officeooo:paragraph-rsid="0012d373"/>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0800b2"/>
    </style:style>
    <style:style style:name="T2" style:family="text">
      <style:text-properties officeooo:rsid="000a37d1"/>
    </style:style>
    <style:style style:name="T3" style:family="text">
      <style:text-properties officeooo:rsid="000ce534"/>
    </style:style>
    <style:style style:name="T4" style:family="text">
      <style:text-properties officeooo:rsid="0012d373"/>
    </style:style>
    <style:style style:name="T5" style:family="text">
      <style:text-properties officeooo:rsid="0012d93c"/>
    </style:style>
    <style:style style:name="T6" style:family="text">
      <style:text-properties fo:font-style="normal" style:text-underline-style="solid" style:text-underline-width="auto" style:text-underline-color="font-color" fo:font-weight="normal" officeooo:rsid="0012d93c"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Éditeur de formes géométrique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Titre_5f_classe"/>
          </text:index-source-styles>
        </text:table-of-content-source>
        <text:index-body>
          <text:index-title text:style-name="Sect1" text:name="Table des matières1_Head">
            <text:p text:style-name="Contents_20_Heading">Table des matières</text:p>
          </text:index-title>
          <text:p text:style-name="P15"><text:a xlink:type="simple" xlink:href="#__RefHeading__357_85941927" text:style-name="Index_20_Link" text:visited-style-name="Index_20_Link">I.Spécifications supplémentaires<text:tab/>2</text:a></text:p>
          <text:p text:style-name="P15"><text:a xlink:type="simple" xlink:href="#__RefHeading__359_85941927" text:style-name="Index_20_Link" text:visited-style-name="Index_20_Link">II.Conception de l'application<text:tab/>2</text:a></text:p>
          <text:p text:style-name="P17"><text:a xlink:type="simple" xlink:href="#__RefHeading__562_85941927" text:style-name="Index_20_Link" text:visited-style-name="Index_20_Link">1.Considérations générales<text:tab/>2</text:a></text:p>
          <text:p text:style-name="P17"><text:a xlink:type="simple" xlink:href="#__RefHeading__564_85941927" text:style-name="Index_20_Link" text:visited-style-name="Index_20_Link">2.Conception détaillée<text:tab/>2</text:a></text:p>
          <text:p text:style-name="P18"><text:a xlink:type="simple" xlink:href="#__RefHeading__566_85941927" text:style-name="Index_20_Link" text:visited-style-name="Index_20_Link">A.Le package Controleur<text:tab/>2</text:a></text:p>
          <text:p text:style-name="P19"><text:a xlink:type="simple" xlink:href="#__RefHeading__568_85941927" text:style-name="Index_20_Link" text:visited-style-name="Index_20_Link">a.La Classe Controleur<text:tab/>2</text:a></text:p>
          <text:p text:style-name="P18"><text:a xlink:type="simple" xlink:href="#__RefHeading__570_85941927" text:style-name="Index_20_Link" text:visited-style-name="Index_20_Link">B.Le package Vue<text:tab/>3</text:a></text:p>
          <text:p text:style-name="P19"><text:a xlink:type="simple" xlink:href="#__RefHeading__572_85941927" text:style-name="Index_20_Link" text:visited-style-name="Index_20_Link">a.La Classe ConsoleUI<text:tab/>3</text:a></text:p>
          <text:p text:style-name="P19"><text:a xlink:type="simple" xlink:href="#__RefHeading__574_85941927" text:style-name="Index_20_Link" text:visited-style-name="Index_20_Link">b.La Classe FichierUI<text:tab/>3</text:a></text:p>
        </text:index-body>
      </text:table-of-content>
      <text:p text:style-name="Text_20_body"/>
      <text:list xml:id="list7154538318240247774" text:style-name="Numbering_20_1">
        <text:list-item>
          <text:p text:style-name="P14"><text:bookmark-start text:name="__RefHeading__357_85941927"/>Spécifications <text:span text:style-name="T2">supplémentaires</text:span><text:bookmark-end text:name="__RefHeading__357_85941927"/></text:p>
        </text:list-item>
      </text:list>
      <text:p text:style-name="P1">Notre application permet de dessiner <text:span text:style-name="T1">un dessin contenant aux choix les formes géométriques suivantes : cercle, rectangle, ligne, polyligne ainsi que des objets agrégés regroupant plusieurs éléments des 4 premières catégories.</text:span></text:p>
      <text:p text:style-name="P2"><text:span text:style-name="T1">Suite aux limites de codage des entiers, nous utilisons pour le stockage les entiers de type long int. Le dessin se limite donc aux coordonnées </text:span>-2 147 483 648 à 2 147 483 647, <text:span text:style-name="T1">que ce soit pour la création des objets ou le déplacement. La figure entière doit être comprise dans cet intervalle, d'où une précaution particulière apportée lors de la création des cercles. En cas de dépassement, le programme renvoie un message d'erreur.</text:span></text:p>
      <text:p text:style-name="P3">L'utilisateur peut aussi sauvegarder et charger un fichier. Le nom de fichier donné peut être un chemin absolu ou relatif. Lors du chargement, le programme crée les objets décrits dans le fichier sans supprimer ceux déjà présents dans le dessin. Pour cela, l'utilisateur doit ordonner une commande CLEAR avant le LOAD.</text:p>
      <text:p text:style-name="P4">Il est aussi possible d'annuler la dernière modification et de l'exécuter à nouveau après l'annulation. Ces fonctions ne portent que sur cette dernière commande.</text:p>
      <text:p text:style-name="Text_20_body"/>
      <text:list xml:id="list160421071637203" text:continue-numbering="true" text:style-name="Numbering_20_1">
        <text:list-item>
          <text:p text:style-name="Heading_20_1"><text:bookmark-start text:name="__RefHeading__359_85941927"/>Conception de l'application<text:bookmark-end text:name="__RefHeading__359_85941927"/></text:p>
          <text:list>
            <text:list-item>
              <text:p text:style-name="Heading_20_2"><text:bookmark-start text:name="__RefHeading__562_85941927"/>Considérations générales<text:bookmark-end text:name="__RefHeading__562_85941927"/></text:p>
            </text:list-item>
          </text:list>
        </text:list-item>
      </text:list>
      <text:p text:style-name="P5">L'organisation de notre application s'inspire du patron de conception Modèle-Vue-Controleur (MVC, cf UML complet en annexe). Nous utilisons deux hiérarchies d'héritage :</text:p>
      <text:list xml:id="list4021500805535751251" text:style-name="List_20_1">
        <text:list-item>
          <text:p text:style-name="P6"><text:span text:style-name="T2">la première pour la gestion des commandes dans le package Commande. CmdVider, CmdDeplacer, CmdGrouper, CmdAjouterElement, CmdSupprimer et CmdSequence sont toutes potentiellement annulables, « réexécutables » et analysent selon leur besoin l'instruction dans leur méthode Initialisation(instruction) (cf algorithme de CmdAjouterElement).</text:span></text:p>
        </text:list-item>
        <text:list-item>
          <text:p text:style-name="P7">la seconde pour le type d'éléments <text:span text:style-name="T3">dans le package Modele</text:span> : Cercle, Ligne, PolyLigne, Rectangle et Point sont des Element Géométriques (ElementGeo), et chaque élément est une composition d'un ou plusieurs points.</text:p>
        </text:list-item>
      </text:list>
      <text:p text:style-name="P8">Le package Vue rassemble l'interfacage : la classe ConsoleUI est chargée de capter les commandes tapées par l'utilisateur et de lister le modèle lorsque demandé. La classe FichierUI permet l'interfacage avec les fichiers à travers les méthodes Sauvegarder_modele et Charger_modele.</text:p>
      <text:p text:style-name="P9">Le main, situé dans tpHeritage.cpp, crée une instance unique de la classe Controleur. Celle-ci est ensuite chargée de diriger l'ensemble du programme à travers l'attente de Attendre_instruction() de ConsoleUI et l'appel des bonnes méthodes.</text:p>
      <text:list xml:id="list160421571736354" text:continue-list="list160421071637203" text:style-name="Numbering_20_1">
        <text:list-item>
          <text:list>
            <text:list-item>
              <text:p text:style-name="Heading_20_2"><text:bookmark-start text:name="__RefHeading__564_85941927"/>Conception détaillée<text:bookmark-end text:name="__RefHeading__564_85941927"/></text:p>
              <text:list>
                <text:list-item>
                  <text:p text:style-name="P16"><text:bookmark-start text:name="__RefHeading__566_85941927"/>Le package <text:span text:style-name="T4">Controleur</text:span><text:bookmark-end text:name="__RefHeading__566_85941927"/></text:p>
                  <text:list>
                    <text:list-item>
                      <text:p text:style-name="Titre_5f_classe"><text:bookmark-start text:name="__RefHeading__568_85941927"/>La Classe Controleur<text:bookmark-end text:name="__RefHeading__568_85941927"/></text:p>
                    </text:list-item>
                  </text:list>
                </text:list-item>
              </text:list>
            </text:list-item>
          </text:list>
        </text:list-item>
      </text:list>
      <text:p text:style-name="P10">Elle instancie dans son constructeur les classes ConcoleUI, FichierUI, Modele. liste_cmd est une file permettant de stocker les commandes au fur et à mesure de leur exécution. Le curseur sur cette file est utilisé lors des appels UNDO/REDO.</text:p>
      <text:p text:style-name="P11"><text:soft-page-break/>Demarrer() permet de lancer l'attente sur l'entrée console.</text:p>
      <text:p text:style-name="P11">Executer_instruction et Traduire_instruction sont chargées d'interpréter les instruction de l'utilisateur.</text:p>
      <text:list xml:id="list160421037318461" text:continue-numbering="true" text:style-name="Numbering_20_1">
        <text:list-item>
          <text:list>
            <text:list-item>
              <text:list>
                <text:list-item>
                  <text:p text:style-name="Heading_20_3"><text:bookmark-start text:name="__RefHeading__570_85941927"/>Le package Vue<text:bookmark-end text:name="__RefHeading__570_85941927"/></text:p>
                  <text:list>
                    <text:list-item>
                      <text:p text:style-name="Titre_5f_classe"><text:bookmark-start text:name="__RefHeading__572_85941927"/>La Classe ConsoleUI<text:bookmark-end text:name="__RefHeading__572_85941927"/></text:p>
                    </text:list-item>
                  </text:list>
                </text:list-item>
              </text:list>
            </text:list-item>
          </text:list>
        </text:list-item>
      </text:list>
      <text:p text:style-name="P11">Elle possède un pointeur sur Controleur et un sur Modele pour appeler respectivement les méthodes Controleur ::Traduire_instruction dans Attendre_instruction et ElementGeo::Obtenir_descripteur dans Lister_modele.</text:p>
      <text:list xml:id="list160420607925790" text:continue-numbering="true" text:style-name="Numbering_20_1">
        <text:list-item>
          <text:list>
            <text:list-item>
              <text:list>
                <text:list-item>
                  <text:list>
                    <text:list-item>
                      <text:p text:style-name="Titre_5f_classe"><text:bookmark-start text:name="__RefHeading__574_85941927"/>La Classe FichierUI<text:bookmark-end text:name="__RefHeading__574_85941927"/></text:p>
                    </text:list-item>
                  </text:list>
                </text:list-item>
              </text:list>
            </text:list-item>
          </text:list>
        </text:list-item>
      </text:list>
      <text:p text:style-name="P12">Elle possède les mêmes pointeurs que ConsoleUI.</text:p>
      <text:p text:style-name="P12"><text:span text:style-name="T5">Sauvegarder_modele utilise aussi ElementGeo::Obtenir_descripteur (la bonne méthode selon l'élément) en parcourant la map située dans la classe Modèle. L'algorithme fait attention à la hiérarchie des groupes → </text:span><text:span text:style-name="T6">algorithme à inclure ici.</text:span></text:p>
      <text:p text:style-name="P13">Charger_modele extrait chaque ligne du fichier et appelle Traduire_instruction de Controleur si elle n'est pas un commen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re_5f_classe" style:display-name="Titre_classe" style:family="paragraph" style:parent-style-name="Heading_20_3"/>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3:47:24.112569645</meta:creation-date>
    <dc:date>2014-01-26T16:04:20.109523831</dc:date>
    <meta:editing-duration>PT1H44M42S</meta:editing-duration>
    <meta:editing-cycles>11</meta:editing-cycles>
    <meta:generator>LibreOffice/4.1.4.2$Linux_X86_64 LibreOffice_project/410m0$Build-2</meta:generator>
    <meta:document-statistic meta:table-count="0" meta:image-count="0" meta:object-count="0" meta:page-count="3" meta:paragraph-count="36" meta:word-count="557" meta:character-count="3892" meta:non-whitespace-character-count="3382"/>
  </office:meta>
</office:document-meta>
</file>